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bbc9b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bbc9b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bbc9b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bbc9b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bbc9b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bbc9b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bbc9b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bbc9b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bbc9b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bbc9b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bbc9b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bbc9b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bbc9b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bbc9b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bbc9b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bbc9b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bbc9b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Santiago Elias Rafael Rondon Calm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3/10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213993132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John Josè Rondon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461961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38.98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8" meta:character-count="1165" meta:non-whitespace-character-count="996"/>
    <meta:template xlink:type="simple" xlink:actuate="onRequest" xlink:title="Normal" xlink:href=""/>
  </office:meta>
</office:document-meta>
</file>